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Network. VLANs</text:span></text:p>
          </draw:text-box>
        </draw:frame>
        <draw:frame draw:name="Google Shape;183;p42" presentation:style-name="pr2" draw:text-style-name="P3" draw:layer="layout" svg:width="22.86cm" svg:height="10.509cm" svg:x="1.27cm" svg:y="2.826cm" presentation:class="outline" presentation:user-transformed="true">
          <draw:text-box>
            <text:p text:style-name="P1"><text:span text:style-name="T2">1. In a LAN, which of the following terms best equates to the term VLAN?</text:span></text:p>
            <text:p text:style-name="P1"><text:span text:style-name="T2">A. Collision domain</text:span></text:p>
            <text:p text:style-name="P1"><text:span text:style-name="T3">B. Broadcast domain</text:span></text:p>
            <text:p text:style-name="P1"><text:span text:style-name="T2">C. Subnet</text:span></text:p>
            <text:p text:style-name="P1"><text:span text:style-name="T2">D. Single switch</text:span></text:p>
            <text:p text:style-name="P1"><text:span text:style-name="T2">E. Trunk</text:span></text:p>
            <text:p text:style-name="P1"><text:span text:style-name="T2">2. Imagine a switch with three configured VLANs. How many IP subnets are required, assuming </text:span><text:span text:style-name="T2">that all hosts in all VLANs want to use TCP/IP?</text:span></text:p>
            <text:p text:style-name="P1"><text:span text:style-name="T2">A. 0</text:span></text:p>
            <text:p text:style-name="P1"><text:span text:style-name="T2">B. 1</text:span></text:p>
            <text:p text:style-name="P1"><text:span text:style-name="T2">C. 2</text:span></text:p>
            <text:p text:style-name="P1"><text:span text:style-name="T3">D. 3</text:span></text:p>
            <text:p text:style-name="P1"><text:span text:style-name="T2">E. You can’t tell from the information provided.</text:span></text:p>
            <text:p text:style-name="P1"><text:span text:style-name="T2">3. Switch SW1 sends a frame to switch SW2 using 802.1Q trunking. Which of the answers </text:span><text:span text:style-name="T2">describes how SW1 changes or adds to the Ethernet frame</text:span></text:p>
            <text:p text:style-name="P1"><text:span text:style-name="T2">before forwarding the frame to SW2?</text:span></text:p>
            <text:p text:style-name="P1"><text:span text:style-name="T2">A. Inserts a 4-byte header and does change the MAC addresses</text:span></text:p>
            <text:p text:style-name="P1"><text:span text:style-name="T3">B. Inserts a 4-byte header and does not change the MAC addresses</text:span></text:p>
            <text:p text:style-name="P1"><text:span text:style-name="T2">C. Encapsulates the original frame behind an entirely-new Ethernet header</text:span></text:p>
            <text:p text:style-name="P1"><text:span text:style-name="T2">D. None of the other answers are correc</text:span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4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1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1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Droid Sans Fallback1" style:font-family-asian="'Droid Sans Fallback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22:36:58.350873570</dc:date>
    <meta:editing-duration>PT3H41M9S</meta:editing-duration>
    <meta:editing-cycles>29</meta:editing-cycles>
    <meta:document-statistic meta:object-count="31"/>
  </office:meta>
</office:document-meta>
</file>